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48" calcext:value-type="float">
            <text:p>0,74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22" calcext:value-type="float">
            <text:p>2,82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27" calcext:value-type="float">
            <text:p>6,72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07:27:32.890661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3T15:56:12.387913002</dc:date>
    <meta:editing-duration>P2DT9H19M53S</meta:editing-duration>
    <meta:editing-cycles>267</meta:editing-cycles>
    <meta:generator>LibreOffice/7.0.4.2$Linux_X86_64 LibreOffice_project/00$Build-2</meta:generator>
    <meta:document-statistic meta:table-count="4" meta:cell-count="6345" meta:object-count="0"/>
  </office:meta>
</office:document-meta>
</file>